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ntité</text:p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_cr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cr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_c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vu</text:p>
          </table:table-cell>
          <table:table-cell office:value-type="string" calcext:value-type="string">
            <text:p>vu_cr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time_cr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num_utilisateur</text:p>
          </table:table-cell>
          <table:table-cell office:value-type="string" calcext:value-type="string">
            <text:p>num_utilisateur_c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_utilisateur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_utilisateu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prenom_utilisateu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tel_utilisateur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utilisateu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motdepasse</text:p>
          </table:table-cell>
          <table:table-cell office:value-type="string" calcext:value-type="string">
            <text:p><text:span text:style-name="T1">motdepa_utilisateur</text:span>ss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ype_utilisa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_utilisateu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string" calcext:value-type="string">
            <text:p>option_utilisa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num_stage</text:p>
          </table:table-cell>
          <table:table-cell office:value-type="string" calcext:value-type="string">
            <text:p>num_stage_utilisateur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ilisateur</text:p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_tuteur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_tuteur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prenom_tuteur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tel_tuteur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_tuteu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uteur</text:p>
          </table:table-cell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_stag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_stag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adresse_stag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P_stag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ville</text:p>
          </table:table-cell>
          <table:table-cell office:value-type="string" calcext:value-type="string">
            <text:p>ville_stag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tel_stage_st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libelleStage</text:p>
          </table:table-cell>
          <table:table-cell office:value-type="string" calcext:value-type="string">
            <text:p>libelleStage_stage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_stag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num_tuteur</text:p>
          </table:table-cell>
          <table:table-cell office:value-type="string" calcext:value-type="string">
            <text:p>num_tuteur_stag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3:52:40.206470377</meta:creation-date>
    <dc:date>2022-11-21T14:07:52.477596871</dc:date>
    <meta:editing-duration>PT2M45S</meta:editing-duration>
    <meta:editing-cycles>1</meta:editing-cycles>
    <meta:document-statistic meta:table-count="1" meta:cell-count="151" meta:object-count="0"/>
    <meta:generator>LibreOffice/6.0.7.3.0$Linux_X86_64 LibreOffice_project/00$Build-3</meta:generator>
  </office:meta>
</office:document-meta>
</file>